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4.122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eeeeec" style:text-outline="false" style:text-line-through-style="none" style:text-line-through-type="none" style:font-name="Cantarell" fo:font-size="6.4000000953674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eeeeec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.522cm" svg:height="16.843cm" svg:x="0.085cm" svg:y="1.897cm">
            <draw:object draw:notify-on-update-of-ranges="Лист1.B3:Лист1.L3 Лист1.A4:Лист1.A4 Лист1.B4:Лист1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536cm" svg:height="15.941cm" svg:x="0.085cm" svg:y="21.314cm">
            <draw:object draw:notify-on-update-of-ranges="Лист1.B45:Лист1.K45 Лист1.A46:Лист1.A46 Лист1.B46:Лист1.K46 Лист1.A47:Лист1.A47 Лист1.B47:Лист1.K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771cm" svg:height="13.682cm" svg:x="0.085cm" svg:y="39.829cm">
            <draw:object draw:notify-on-update-of-ranges="Лист1.B86:Лист1.L86 Лист1.A87:Лист1.A87 Лист1.B87:Лист1.L87 Лист1.A88:Лист1.A88 Лист1.B88:Лист1.L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</text:p>
          </table:table-cell>
          <table:table-cell table:style-name="ce1" office:value-type="float" office:value="44.54885464" calcext:value-type="float">
            <text:p>44,54885464</text:p>
          </table:table-cell>
          <table:table-cell table:style-name="ce2" office:value-type="float" office:value="44.014596237" calcext:value-type="float">
            <text:p>44,014596237</text:p>
          </table:table-cell>
          <table:table-cell office:value-type="float" office:value="14.762358775" calcext:value-type="float">
            <text:p>14,762358775</text:p>
          </table:table-cell>
          <table:table-cell office:value-type="float" office:value="9.278890801" calcext:value-type="float">
            <text:p>9,278890801</text:p>
          </table:table-cell>
          <table:table-cell office:value-type="float" office:value="9.573246133" calcext:value-type="float">
            <text:p>9,573246133</text:p>
          </table:table-cell>
          <table:table-cell office:value-type="float" office:value="7.983394278" calcext:value-type="float">
            <text:p>7,983394278</text:p>
          </table:table-cell>
          <table:table-cell office:value-type="float" office:value="7.791257187" calcext:value-type="float">
            <text:p>7,791257187</text:p>
          </table:table-cell>
          <table:table-cell office:value-type="float" office:value="7.776695448" calcext:value-type="float">
            <text:p>7,776695448</text:p>
          </table:table-cell>
          <table:table-cell office:value-type="float" office:value="7.606768109" calcext:value-type="float">
            <text:p>7,606768109</text:p>
          </table:table-cell>
          <table:table-cell office:value-type="float" office:value="7.352493513" calcext:value-type="float">
            <text:p>7,352493513</text:p>
          </table:table-cell>
          <table:table-cell office:value-type="float" office:value="7.642617099" calcext:value-type="float">
            <text:p>7,642617099</text:p>
          </table:table-cell>
        </table:table-row>
        <table:table-row table:style-name="ro1" table:number-rows-repeated="27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<text:span text:style-name="T1">6935.083356</text:span>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_1</text:p>
          </table:table-cell>
          <table:table-cell office:value-type="float" office:value="10.834855" calcext:value-type="float">
            <text:p>10,834855</text:p>
          </table:table-cell>
          <table:table-cell office:value-type="float" office:value="11.371529" calcext:value-type="float">
            <text:p>11,371529</text:p>
          </table:table-cell>
          <table:table-cell office:value-type="float" office:value="9.837388" calcext:value-type="float">
            <text:p>9,837388</text:p>
          </table:table-cell>
          <table:table-cell office:value-type="float" office:value="8.129034" calcext:value-type="float">
            <text:p>8,129034</text:p>
          </table:table-cell>
          <table:table-cell office:value-type="float" office:value="18.295992" calcext:value-type="float">
            <text:p>18,295992</text:p>
          </table:table-cell>
          <table:table-cell office:value-type="float" office:value="8.816657" calcext:value-type="float">
            <text:p>8,816657</text:p>
          </table:table-cell>
          <table:table-cell office:value-type="float" office:value="11.251386" calcext:value-type="float">
            <text:p>11,251386</text:p>
          </table:table-cell>
          <table:table-cell office:value-type="float" office:value="23.538691" calcext:value-type="float">
            <text:p>23,538691</text:p>
          </table:table-cell>
          <table:table-cell office:value-type="float" office:value="24.041052" calcext:value-type="float">
            <text:p>24,041052</text:p>
          </table:table-cell>
          <table:table-cell office:value-type="float" office:value="23.794996" calcext:value-type="float">
            <text:p>23,794996</text:p>
          </table:table-cell>
          <table:table-cell office:value-type="float" office:value="6935.083356" calcext:value-type="float">
            <text:p>6935,083356</text:p>
          </table:table-cell>
        </table:table-row>
        <table:table-row table:style-name="ro1">
          <table:table-cell office:value-type="string" calcext:value-type="string">
            <text:p>Время_2</text:p>
          </table:table-cell>
          <table:table-cell office:value-type="float" office:value="20.529559" calcext:value-type="float">
            <text:p>20,529559</text:p>
          </table:table-cell>
          <table:table-cell office:value-type="float" office:value="22.089818" calcext:value-type="float">
            <text:p>22,089818</text:p>
          </table:table-cell>
          <table:table-cell office:value-type="float" office:value="19.872582" calcext:value-type="float">
            <text:p>19,872582</text:p>
          </table:table-cell>
          <table:table-cell office:value-type="float" office:value="17.292123" calcext:value-type="float">
            <text:p>17,292123</text:p>
          </table:table-cell>
          <table:table-cell office:value-type="float" office:value="17.766121" calcext:value-type="float">
            <text:p>17,766121</text:p>
          </table:table-cell>
          <table:table-cell office:value-type="float" office:value="33.648413" calcext:value-type="float">
            <text:p>33,648413</text:p>
          </table:table-cell>
          <table:table-cell office:value-type="float" office:value="18.163767" calcext:value-type="float">
            <text:p>18,163767</text:p>
          </table:table-cell>
          <table:table-cell office:value-type="float" office:value="14.759623" calcext:value-type="float">
            <text:p>14,759623</text:p>
          </table:table-cell>
          <table:table-cell office:value-type="float" office:value="25.584539" calcext:value-type="float">
            <text:p>25,584539</text:p>
          </table:table-cell>
          <table:table-cell office:value-type="float" office:value="37.499185" calcext:value-type="float">
            <text:p>37,499185</text:p>
          </table:table-cell>
          <table:table-cell office:value-type="float" office:value="8045.941409" calcext:value-type="float">
            <text:p>8045,941409</text:p>
          </table:table-cell>
        </table:table-row>
        <table:table-row table:style-name="ro1" table:number-rows-repeated="38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_1</text:p>
          </table:table-cell>
          <table:table-cell office:value-type="float" office:value="33073.945994" calcext:value-type="float">
            <text:p>33073,945994</text:p>
          </table:table-cell>
          <table:table-cell office:value-type="float" office:value="32022.868745" calcext:value-type="float">
            <text:p>32022,868745</text:p>
          </table:table-cell>
          <table:table-cell office:value-type="float" office:value="10829.886487" calcext:value-type="float">
            <text:p>10829,886487</text:p>
          </table:table-cell>
          <table:table-cell office:value-type="float" office:value="6523.667525" calcext:value-type="float">
            <text:p>6523,667525</text:p>
          </table:table-cell>
          <table:table-cell office:value-type="float" office:value="7189.469266" calcext:value-type="float">
            <text:p>7189,469266</text:p>
          </table:table-cell>
          <table:table-cell office:value-type="float" office:value="5735.081661" calcext:value-type="float">
            <text:p>5735,081661</text:p>
          </table:table-cell>
          <table:table-cell office:value-type="float" office:value="5557.12366" calcext:value-type="float">
            <text:p>5557,12366</text:p>
          </table:table-cell>
          <table:table-cell office:value-type="float" office:value="5653.58048" calcext:value-type="float">
            <text:p>5653,58048</text:p>
          </table:table-cell>
          <table:table-cell office:value-type="float" office:value="5481.232716" calcext:value-type="float">
            <text:p>5481,232716</text:p>
          </table:table-cell>
          <table:table-cell office:value-type="float" office:value="5499.422202" calcext:value-type="float">
            <text:p>5499,422202</text:p>
          </table:table-cell>
          <table:table-cell office:value-type="float" office:value="5670.169363" calcext:value-type="float">
            <text:p>5670,169363</text:p>
          </table:table-cell>
        </table:table-row>
        <table:table-row table:style-name="ro1">
          <table:table-cell office:value-type="string" calcext:value-type="string">
            <text:p>Время_2</text:p>
          </table:table-cell>
          <table:table-cell office:value-type="float" office:value="33089.131802" calcext:value-type="float">
            <text:p>33089,131802</text:p>
          </table:table-cell>
          <table:table-cell office:value-type="float" office:value="32208.462582" calcext:value-type="float">
            <text:p>32208,462582</text:p>
          </table:table-cell>
          <table:table-cell office:value-type="float" office:value="10734.056792" calcext:value-type="float">
            <text:p>10734,056792</text:p>
          </table:table-cell>
          <table:table-cell office:value-type="float" office:value="6422.880558" calcext:value-type="float">
            <text:p>6422,880558</text:p>
          </table:table-cell>
          <table:table-cell office:value-type="float" office:value="6681.779139" calcext:value-type="float">
            <text:p>6681,779139</text:p>
          </table:table-cell>
          <table:table-cell office:value-type="float" office:value="6206.895703" calcext:value-type="float">
            <text:p>6206,895703</text:p>
          </table:table-cell>
          <table:table-cell office:value-type="float" office:value="5691.453421" calcext:value-type="float">
            <text:p>5691,453421</text:p>
          </table:table-cell>
          <table:table-cell office:value-type="float" office:value="5542.515271" calcext:value-type="float">
            <text:p>5542,515271</text:p>
          </table:table-cell>
          <table:table-cell office:value-type="float" office:value="5463.307473" calcext:value-type="float">
            <text:p>5463,307473</text:p>
          </table:table-cell>
          <table:table-cell office:value-type="float" office:value="5479.336558" calcext:value-type="float">
            <text:p>5479,336558</text:p>
          </table:table-cell>
          <table:table-cell office:value-type="float" office:value="5689.18945" calcext:value-type="float">
            <text:p>5689,18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14:39:36.2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4:37:59.484584167</meta:creation-date>
    <dc:date>2025-03-03T14:46:16.067000000</dc:date>
    <meta:editing-duration>PT8M47S</meta:editing-duration>
    <meta:editing-cycles>2</meta:editing-cycles>
    <meta:generator>LibreOffice/24.8.5.2$Windows_X86_64 LibreOffice_project/fddf2685c70b461e7832239a0162a77216259f22</meta:generator>
    <meta:document-statistic meta:table-count="1" meta:cell-count="9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1.523cm" svg:height="16.844cm" xlink:href=".." xlink:type="simple" chart:class="chart:bar" chart:style-name="ch1">
        <chart:title svg:x="4.778cm" svg:y="0.472cm" chart:style-name="ch2">
          <text:p><text:span text:style-name="T1">Поиск в массиве из 100000000 чисел заполненых 10259</text:span></text:p>
        </chart:title>
        <chart:legend chart:legend-position="end" svg:x="19.733cm" svg:y="8.123cm" style:legend-expansion="high" chart:style-name="ch3"/>
        <chart:plot-area chart:style-name="ch4" table:cell-range-address="Лист1.A3:Лист1.L4" chart:data-source-has-labels="both" svg:x="1.441cm" svg:y="1.587cm" svg:width="17.862cm" svg:height="13.94cm">
          <chart:coordinate-region svg:x="3.018cm" svg:y="1.786cm" svg:width="16.285cm" svg:height="10.371cm"/>
          <chart:axis chart:dimension="x" chart:name="primary-x" chart:style-name="ch5" chartooo:axis-type="auto">
            <chartooo:date-scale/>
            <chart:title svg:x="9.499cm" svg:y="15.863cm" chart:style-name="ch6">
              <text:p><text:span text:style-name="T2">Тип поиска</text:span></text:p>
            </chart:title>
            <chart:categories table:cell-range-address="Лист1.B3:Лист1.L3"/>
          </chart:axis>
          <chart:axis chart:dimension="y" chart:name="primary-y" chart:style-name="ch7">
            <chart:title svg:x="0.451cm" svg:y="9.929cm" chart:style-name="ch8">
              <text:p><text:span text:style-name="T2">Время в секундах</text:span></text:p>
            </chart:title>
            <chart:grid chart:style-name="ch9" chart:class="major"/>
          </chart:axis>
          <chart:series chart:style-name="ch10" chart:values-cell-range-address="Лист1.B4:Лист1.L4" chart:label-cell-address="Лист1.A4:Лист1.A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3:Лист1.L3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  <table:table-cell office:value-type="string">
                <text:p>ParallelStreams</text:p>
              </table:table-cell>
            </table:table-row>
          </table:table-header-rows>
          <table:table-rows>
            <table:table-row>
              <table:table-cell office:value-type="string">
                <text:p>Время</text:p>
                <draw:g>
                  <svg:desc>Лист1.A4:Лист1.A4</svg:desc>
                </draw:g>
              </table:table-cell>
              <table:table-cell office:value-type="float" office:value="44.54885464">
                <text:p>44.54885464</text:p>
                <draw:g>
                  <svg:desc>Лист1.B4:Лист1.L4</svg:desc>
                </draw:g>
              </table:table-cell>
              <table:table-cell office:value-type="float" office:value="44.014596237">
                <text:p>44.014596237</text:p>
              </table:table-cell>
              <table:table-cell office:value-type="float" office:value="14.762358775">
                <text:p>14.762358775</text:p>
              </table:table-cell>
              <table:table-cell office:value-type="float" office:value="9.278890801">
                <text:p>9.278890801</text:p>
              </table:table-cell>
              <table:table-cell office:value-type="float" office:value="9.573246133">
                <text:p>9.573246133</text:p>
              </table:table-cell>
              <table:table-cell office:value-type="float" office:value="7.983394278">
                <text:p>7.983394278</text:p>
              </table:table-cell>
              <table:table-cell office:value-type="float" office:value="7.791257187">
                <text:p>7.791257187</text:p>
              </table:table-cell>
              <table:table-cell office:value-type="float" office:value="7.776695448">
                <text:p>7.776695448</text:p>
              </table:table-cell>
              <table:table-cell office:value-type="float" office:value="7.606768109">
                <text:p>7.606768109</text:p>
              </table:table-cell>
              <table:table-cell office:value-type="float" office:value="7.352493513">
                <text:p>7.352493513</text:p>
              </table:table-cell>
              <table:table-cell office:value-type="float" office:value="7.642617099">
                <text:p>7.642617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5.537cm" svg:height="15.942cm" xlink:href=".." xlink:type="simple" chart:class="chart:bar" chart:style-name="ch1">
        <chart:title svg:x="4.211cm" svg:y="0.454cm" chart:style-name="ch2">
          <text:p>Поиск в массивве 100000000 чисел 10259, но на 4 месте находится число 10000</text:p>
        </chart:title>
        <chart:legend chart:legend-position="end" svg:x="23.365cm" svg:y="7.423cm" style:legend-expansion="high" chart:style-name="ch3"/>
        <chart:plot-area chart:style-name="ch4" table:cell-range-address="Лист1.B45:Лист1.K47 Лист1.A46:Лист1.A47" chart:data-source-has-labels="both" svg:x="1.521cm" svg:y="1.551cm" svg:width="21.334cm" svg:height="13.092cm">
          <chart:coordinate-region svg:x="2.838cm" svg:y="1.75cm" svg:width="20.017cm" svg:height="9.523cm"/>
          <chart:axis chart:dimension="x" chart:name="primary-x" chart:style-name="ch5" chartooo:axis-type="auto">
            <chartooo:date-scale/>
            <chart:title svg:x="11.315cm" svg:y="14.961cm" chart:style-name="ch6">
              <text:p><text:span text:style-name="T1">Тип поиска</text:span></text:p>
            </chart:title>
            <chart:categories table:cell-range-address="Лист1.B45:Лист1.K45"/>
          </chart:axis>
          <chart:axis chart:dimension="y" chart:name="primary-y" chart:style-name="ch7">
            <chart:title svg:x="0.451cm" svg:y="9.941cm" chart:style-name="ch8">
              <text:p><text:span text:style-name="T1">Время в миллисекундах</text:span></text:p>
            </chart:title>
            <chart:grid chart:style-name="ch9" chart:class="major"/>
          </chart:axis>
          <chart:series chart:style-name="ch10" chart:values-cell-range-address="Лист1.B46:Лист1.K46" chart:label-cell-address="Лист1.A46:Лист1.A46" chart:class="chart:bar">
            <chart:data-point chart:repeated="10"/>
          </chart:series>
          <chart:series chart:style-name="ch11" chart:values-cell-range-address="Лист1.B47:Лист1.K47" chart:label-cell-address="Лист1.A47:Лист1.A4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45:Лист1.K45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</table:table-row>
          </table:table-header-rows>
          <table:table-rows>
            <table:table-row>
              <table:table-cell office:value-type="string">
                <text:p>Время_1</text:p>
                <draw:g>
                  <svg:desc>Лист1.A46:Лист1.A46</svg:desc>
                </draw:g>
              </table:table-cell>
              <table:table-cell office:value-type="float" office:value="10.834855">
                <text:p>10.834855</text:p>
                <draw:g>
                  <svg:desc>Лист1.B46:Лист1.K46</svg:desc>
                </draw:g>
              </table:table-cell>
              <table:table-cell office:value-type="float" office:value="11.371529">
                <text:p>11.371529</text:p>
              </table:table-cell>
              <table:table-cell office:value-type="float" office:value="9.837388">
                <text:p>9.837388</text:p>
              </table:table-cell>
              <table:table-cell office:value-type="float" office:value="8.129034">
                <text:p>8.129034</text:p>
              </table:table-cell>
              <table:table-cell office:value-type="float" office:value="18.295992">
                <text:p>18.295992</text:p>
              </table:table-cell>
              <table:table-cell office:value-type="float" office:value="8.816657">
                <text:p>8.816657</text:p>
              </table:table-cell>
              <table:table-cell office:value-type="float" office:value="11.251386">
                <text:p>11.251386</text:p>
              </table:table-cell>
              <table:table-cell office:value-type="float" office:value="23.538691">
                <text:p>23.538691</text:p>
              </table:table-cell>
              <table:table-cell office:value-type="float" office:value="24.041052">
                <text:p>24.041052</text:p>
              </table:table-cell>
              <table:table-cell office:value-type="float" office:value="23.794996">
                <text:p>23.794996</text:p>
              </table:table-cell>
            </table:table-row>
            <table:table-row>
              <table:table-cell office:value-type="string">
                <text:p>Время_2</text:p>
                <draw:g>
                  <svg:desc>Лист1.A47:Лист1.A47</svg:desc>
                </draw:g>
              </table:table-cell>
              <table:table-cell office:value-type="float" office:value="20.529559">
                <text:p>20.529559</text:p>
                <draw:g>
                  <svg:desc>Лист1.B47:Лист1.K47</svg:desc>
                </draw:g>
              </table:table-cell>
              <table:table-cell office:value-type="float" office:value="22.089818">
                <text:p>22.089818</text:p>
              </table:table-cell>
              <table:table-cell office:value-type="float" office:value="19.872582">
                <text:p>19.872582</text:p>
              </table:table-cell>
              <table:table-cell office:value-type="float" office:value="17.292123">
                <text:p>17.292123</text:p>
              </table:table-cell>
              <table:table-cell office:value-type="float" office:value="17.766121">
                <text:p>17.766121</text:p>
              </table:table-cell>
              <table:table-cell office:value-type="float" office:value="33.648413">
                <text:p>33.648413</text:p>
              </table:table-cell>
              <table:table-cell office:value-type="float" office:value="18.163767">
                <text:p>18.163767</text:p>
              </table:table-cell>
              <table:table-cell office:value-type="float" office:value="14.759623">
                <text:p>14.759623</text:p>
              </table:table-cell>
              <table:table-cell office:value-type="float" office:value="25.584539">
                <text:p>25.584539</text:p>
              </table:table-cell>
              <table:table-cell office:value-type="float" office:value="37.499185">
                <text:p>37.499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772cm" svg:height="13.683cm" xlink:href=".." xlink:type="simple" chart:class="chart:bar" chart:style-name="ch1">
        <chart:title svg:x="5.469cm" svg:y="0.409cm" chart:style-name="ch2">
          <text:p>Поиск в массиве из 10000000 чисел 5683</text:p>
        </chart:title>
        <chart:legend chart:legend-position="end" svg:x="17.6cm" svg:y="6.293cm" style:legend-expansion="high" chart:style-name="ch3"/>
        <chart:plot-area chart:style-name="ch4" table:cell-range-address="Лист1.B86:Лист1.L88 Лист1.A87:Лист1.A88" chart:data-source-has-labels="both" svg:x="1.406cm" svg:y="1.461cm" svg:width="15.799cm" svg:height="10.968cm">
          <chart:coordinate-region svg:x="3.082cm" svg:y="1.66cm" svg:width="14.123cm" svg:height="7.399cm"/>
          <chart:axis chart:dimension="x" chart:name="primary-x" chart:style-name="ch5" chartooo:axis-type="auto">
            <chartooo:date-scale/>
            <chart:title svg:x="8.432cm" svg:y="12.702cm" chart:style-name="ch6">
              <text:p><text:span text:style-name="T1">Тип поиска</text:span></text:p>
            </chart:title>
            <chart:categories table:cell-range-address="Лист1.B86:Лист1.L86"/>
          </chart:axis>
          <chart:axis chart:dimension="y" chart:name="primary-y" chart:style-name="ch7">
            <chart:title svg:x="0.451cm" svg:y="8.789cm" chart:style-name="ch8">
              <text:p><text:span text:style-name="T1">Время в миллисекундах</text:span></text:p>
            </chart:title>
            <chart:grid chart:style-name="ch9" chart:class="major"/>
          </chart:axis>
          <chart:series chart:style-name="ch10" chart:values-cell-range-address="Лист1.B87:Лист1.L87" chart:label-cell-address="Лист1.A87:Лист1.A87" chart:class="chart:bar">
            <chart:data-point chart:repeated="11"/>
          </chart:series>
          <chart:series chart:style-name="ch11" chart:values-cell-range-address="Лист1.B88:Лист1.L88" chart:label-cell-address="Лист1.A88:Лист1.A88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86:Лист1.L86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  <table:table-cell office:value-type="string">
                <text:p>ParallelStreams</text:p>
              </table:table-cell>
            </table:table-row>
          </table:table-header-rows>
          <table:table-rows>
            <table:table-row>
              <table:table-cell office:value-type="string">
                <text:p>Время_1</text:p>
                <draw:g>
                  <svg:desc>Лист1.A87:Лист1.A87</svg:desc>
                </draw:g>
              </table:table-cell>
              <table:table-cell office:value-type="float" office:value="33073.945994">
                <text:p>33073.945994</text:p>
                <draw:g>
                  <svg:desc>Лист1.B87:Лист1.L87</svg:desc>
                </draw:g>
              </table:table-cell>
              <table:table-cell office:value-type="float" office:value="32022.868745">
                <text:p>32022.868745</text:p>
              </table:table-cell>
              <table:table-cell office:value-type="float" office:value="10829.886487">
                <text:p>10829.886487</text:p>
              </table:table-cell>
              <table:table-cell office:value-type="float" office:value="6523.667525">
                <text:p>6523.667525</text:p>
              </table:table-cell>
              <table:table-cell office:value-type="float" office:value="7189.469266">
                <text:p>7189.469266</text:p>
              </table:table-cell>
              <table:table-cell office:value-type="float" office:value="5735.081661">
                <text:p>5735.081661</text:p>
              </table:table-cell>
              <table:table-cell office:value-type="float" office:value="5557.12366">
                <text:p>5557.12366</text:p>
              </table:table-cell>
              <table:table-cell office:value-type="float" office:value="5653.58048">
                <text:p>5653.58048</text:p>
              </table:table-cell>
              <table:table-cell office:value-type="float" office:value="5481.232716">
                <text:p>5481.232716</text:p>
              </table:table-cell>
              <table:table-cell office:value-type="float" office:value="5499.422202">
                <text:p>5499.422202</text:p>
              </table:table-cell>
              <table:table-cell office:value-type="float" office:value="5670.169363">
                <text:p>5670.169363</text:p>
              </table:table-cell>
            </table:table-row>
            <table:table-row>
              <table:table-cell office:value-type="string">
                <text:p>Время_2</text:p>
                <draw:g>
                  <svg:desc>Лист1.A88:Лист1.A88</svg:desc>
                </draw:g>
              </table:table-cell>
              <table:table-cell office:value-type="float" office:value="33089.131802">
                <text:p>33089.131802</text:p>
                <draw:g>
                  <svg:desc>Лист1.B88:Лист1.L88</svg:desc>
                </draw:g>
              </table:table-cell>
              <table:table-cell office:value-type="float" office:value="32208.462582">
                <text:p>32208.462582</text:p>
              </table:table-cell>
              <table:table-cell office:value-type="float" office:value="10734.056792">
                <text:p>10734.056792</text:p>
              </table:table-cell>
              <table:table-cell office:value-type="float" office:value="6422.880558">
                <text:p>6422.880558</text:p>
              </table:table-cell>
              <table:table-cell office:value-type="float" office:value="6681.779139">
                <text:p>6681.779139</text:p>
              </table:table-cell>
              <table:table-cell office:value-type="float" office:value="6206.895703">
                <text:p>6206.895703</text:p>
              </table:table-cell>
              <table:table-cell office:value-type="float" office:value="5691.453421">
                <text:p>5691.453421</text:p>
              </table:table-cell>
              <table:table-cell office:value-type="float" office:value="5542.515271">
                <text:p>5542.515271</text:p>
              </table:table-cell>
              <table:table-cell office:value-type="float" office:value="5463.307473">
                <text:p>5463.307473</text:p>
              </table:table-cell>
              <table:table-cell office:value-type="float" office:value="5479.336558">
                <text:p>5479.336558</text:p>
              </table:table-cell>
              <table:table-cell office:value-type="float" office:value="5689.18945">
                <text:p>5689.18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